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cb729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b9585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cb729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text-properties officeooo:rsid="0011900f" officeooo:paragraph-rsid="000b9585"/>
    </style:style>
    <style:style style:name="P5" style:family="paragraph" style:parent-style-name="Text_20_body">
      <style:text-properties style:font-name="Times New Roman" officeooo:rsid="002faad9" officeooo:paragraph-rsid="000b9585"/>
    </style:style>
    <style:style style:name="P6" style:family="paragraph" style:parent-style-name="Text_20_body">
      <style:text-properties style:font-name="Times New Roman" officeooo:rsid="002faad9" officeooo:paragraph-rsid="000cb729"/>
    </style:style>
    <style:style style:name="P7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8" style:family="paragraph" style:parent-style-name="Footer">
      <style:text-properties officeooo:rsid="000dd366" officeooo:paragraph-rsid="000dd366"/>
    </style:style>
    <style:style style:name="P9" style:family="paragraph" style:parent-style-name="Heading_20_1" style:list-style-name="Numbering_20_1">
      <style:text-properties officeooo:paragraph-rsid="000b9585"/>
    </style:style>
    <style:style style:name="P10" style:family="paragraph" style:parent-style-name="Heading_20_1">
      <style:paragraph-properties fo:break-before="page"/>
      <style:text-properties officeooo:paragraph-rsid="000b9585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121f3b" style:font-weight-asian="bold" style:font-weight-complex="bold"/>
    </style:style>
    <style:style style:name="T2" style:family="text">
      <style:text-properties fo:font-variant="normal" fo:text-transform="none" fo:color="#000000" style:font-name="Arial" fo:letter-spacing="normal" fo:font-style="normal" fo:font-weight="bold" officeooo:rsid="0012841a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0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2" style:family="text">
      <style:text-properties fo:font-variant="normal" fo:text-transform="none" style:font-name="Arial" fo:letter-spacing="normal" fo:font-style="normal" fo:font-weight="bold" officeooo:rsid="00157c64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0cb729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fo:font-weight="bold" officeooo:rsid="00157c64" style:language-asian="zxx" style:country-asian="none" style:font-weight-asian="bold" style:font-weight-complex="bold"/>
    </style:style>
    <style:style style:name="T15" style:family="text">
      <style:text-properties fo:font-variant="normal" fo:text-transform="none" style:font-name="Arial" fo:letter-spacing="normal" fo:font-style="normal" officeooo:rsid="00157c64" style:language-asian="zxx" style:country-asian="none"/>
    </style:style>
    <style:style style:name="T16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officeooo:rsid="0031b9aa"/>
    </style:style>
    <style:style style:name="T18" style:family="text">
      <style:text-properties officeooo:rsid="002faad9"/>
    </style:style>
    <style:style style:name="T19" style:family="text">
      <style:text-properties officeooo:rsid="002fc89b"/>
    </style:style>
    <style:style style:name="T20" style:family="text">
      <style:text-properties officeooo:rsid="0033a0f7"/>
    </style:style>
    <style:style style:name="T21" style:family="text">
      <style:text-properties style:font-name="Arial" fo:font-weight="bold" officeooo:rsid="0014a1cd" style:font-weight-asian="bold" style:font-weight-complex="bold"/>
    </style:style>
    <style:style style:name="T22" style:family="text">
      <style:text-properties style:font-name="Arial" fo:font-weight="bold" officeooo:rsid="00157c64" style:font-weight-asian="bold" style:font-weight-complex="bold"/>
    </style:style>
    <style:style style:name="T23" style:family="text">
      <style:text-properties officeooo:rsid="00157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e site internet</text:h>
      <text:p text:style-name="P2">Le site <text:span text:style-name="Strong_20_Emphasis"><text:span text:style-name="T1">[</text:span></text:span><text:span text:style-name="Strong_20_Emphasis"><text:span text:style-name="T2">website</text:span></text:span><text:span text:style-name="Strong_20_Emphasis"><text:span text:style-name="T1">]</text:span></text:span> est une publication de :</text:p>
      <text:p text:style-name="P4"><text:span text:style-name="Strong_20_Emphasis"><text:span text:style-name="T5">[publisher_status]</text:span></text:span><text:span text:style-name="Strong_20_Emphasis"><text:span text:style-name="T4"> </text:span></text:span><text:span text:style-name="Strong_20_Emphasis"><text:span text:style-name="T5">[publisher]</text:span></text:span><text:span text:style-name="Strong_20_Emphasis"><text:span text:style-name="T3"> </text:span></text:span></text:p>
      <text:p text:style-name="P4"><text:span text:style-name="Strong_20_Emphasis"><text:span text:style-name="T5">[publisher_adress]</text:span></text:span></text:p>
      <text:p text:style-name="P4"><text:span text:style-name="Strong_20_Emphasis"><text:span text:style-name="T7">Téléphone : </text:span></text:span><text:span text:style-name="Strong_20_Emphasis"><text:span text:style-name="T6">[publisher_telephone]</text:span></text:span></text:p>
      <text:p text:style-name="P4"><text:span text:style-name="Strong_20_Emphasis"><text:span text:style-name="T7">Mail : </text:span></text:span><text:span text:style-name="Strong_20_Emphasis"><text:span text:style-name="T6">[publisher_email]</text:span></text:span></text:p>
      <text:p text:style-name="P4"><text:span text:style-name="Strong_20_Emphasis"><text:span text:style-name="T7">Site Web : </text:span></text:span><text:span text:style-name="Strong_20_Emphasis"><text:span text:style-name="T6">[publisher_website]</text:span></text:span></text:p>
      <text:list xml:id="list835908221" text:style-name="Numbering_20_1">
        <text:list-header>
          <text:h text:style-name="P9" text:outline-level="1">Hébergeur </text:h>
        </text:list-header>
      </text:list>
      <text:p text:style-name="P5"><text:span text:style-name="Strong_20_Emphasis"><text:span text:style-name="T16">[host]</text:span></text:span></text:p>
      <text:p text:style-name="P6"><text:span text:style-name="Strong_20_Emphasis"><text:span text:style-name="T8">Adresse</text:span></text:span><text:span text:style-name="Strong_20_Emphasis"><text:span text:style-name="T7">: </text:span></text:span><text:span text:style-name="T21">[host_adress]</text:span></text:p>
      <text:p text:style-name="P7"><text:span text:style-name="Strong_20_Emphasis"><text:span text:style-name="T9">Téléphone : </text:span></text:span><text:span text:style-name="Strong_20_Emphasis"><text:span text:style-name="T11">[host_telephone]</text:span></text:span></text:p>
      <text:list xml:id="list165822524235742" text:continue-numbering="true" text:style-name="Numbering_20_1">
        <text:list-header>
          <text:h text:style-name="P9" text:outline-level="1"><text:span text:style-name="T17">R</text:span>éseaux sociaux <text:span text:style-name="T18">officiels</text:span></text:h>
        </text:list-header>
      </text:list>
      <text:p text:style-name="P3">Facebook : <text:span text:style-name="Strong_20_Emphasis"><text:span text:style-name="T12">[</text:span></text:span><text:span text:style-name="Strong_20_Emphasis"><text:span text:style-name="T13">f</text:span></text:span><text:span text:style-name="Strong_20_Emphasis"><text:span text:style-name="T10">acebook</text:span></text:span><text:span text:style-name="Strong_20_Emphasis"><text:span text:style-name="T12">]</text:span></text:span></text:p>
      <text:p text:style-name="P3"><text:span text:style-name="T19">T</text:span>witter : <text:span text:style-name="T23">[</text:span><text:span text:style-name="Strong_20_Emphasis"><text:span text:style-name="T15">twitter]</text:span></text:span></text:p>
      <text:p text:style-name="P3"><text:span text:style-name="T19">G</text:span>oogle+ : <text:span text:style-name="T22">[</text:span><text:span text:style-name="Strong_20_Emphasis"><text:span text:style-name="T14">g</text:span></text:span><text:span text:style-name="Strong_20_Emphasis"><text:span text:style-name="T15">oogle_plus]</text:span></text:span></text:p>
      <text:p text:style-name="P3"><text:span text:style-name="T19">I</text:span>nstagram : <text:span text:style-name="Strong_20_Emphasis"><text:span text:style-name="T15">[instagram]</text:span></text:span></text:p>
      <text:p text:style-name="P3"><text:span text:style-name="T19">P</text:span>interest : <text:span text:style-name="Strong_20_Emphasis"><text:span text:style-name="T15">[pinterest]</text:span></text:span></text:p>
      <text:p text:style-name="P1">Link<text:span text:style-name="T20">e</text:span>din : <text:span text:style-name="Strong_20_Emphasis"><text:span text:style-name="T15">[linkedin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1S</meta:editing-duration>
    <meta:editing-cycles>4</meta:editing-cycles>
    <meta:generator>LibreOffice/5.4.5.1$Windows_X86_64 LibreOffice_project/79c9829dd5d8054ec39a82dc51cd9eff340dbee8</meta:generator>
    <dc:date>2018-05-18T16:58:18.372000000</dc:date>
    <meta:document-statistic meta:table-count="0" meta:image-count="0" meta:object-count="0" meta:page-count="1" meta:paragraph-count="20" meta:word-count="69" meta:character-count="537" meta:non-whitespace-character-count="485"/>
    <meta:user-defined meta:name="Info 1"/>
    <meta:user-defined meta:name="Info 2"/>
    <meta:user-defined meta:name="Info 3"/>
    <meta:user-defined meta:name="Info 4"/>
  </office:meta>
</office:document-meta>
</file>